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3d6c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paragraph-rsid="0003d6c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03d6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3d6cd"/>
    </style:style>
    <style:style style:name="P5" style:family="paragraph" style:parent-style-name="Standard">
      <style:paragraph-properties fo:text-align="justify" style:justify-single-word="false"/>
      <style:text-properties officeooo:paragraph-rsid="0004b12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paragraph-rsid="000632ba"/>
    </style:style>
    <style:style style:name="T1" style:family="text">
      <style:text-properties officeooo:rsid="0003d6cd"/>
    </style:style>
    <style:style style:name="T2" style:family="text">
      <style:text-properties officeooo:rsid="0004b12e"/>
    </style:style>
    <style:style style:name="T3" style:family="text">
      <style:text-properties officeooo:rsid="00063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sualisation de données issues de modèles dans la plate-forme OpenMole</text:span></text:p>
      <text:p text:style-name="P2"><text:span text:style-name="T1"/></text:p>
      <text:p text:style-name="P3"><text:span text:style-name="T1">Stage de Master 2 Carthagéo</text:span></text:p>
      <text:p text:style-name="P3"><text:span text:style-name="T1">Cyril Jayet</text:span></text:p>
      <text:p text:style-name="P4"><text:span text:style-name="T1"/></text:p>
      <text:p text:style-name="P4"><text:span text:style-name="T1"/></text:p>
      <text:p text:style-name="P5"><text:span text:style-name="T2">Le stage se déroule au sein du laboratoire Géographie-Cités dont un des axes de recherche est l'étude de la dynamique des systèmes de villes grâce notamment à l'utilisation de modèles. <text:s text:c="2"/></text:span></text:p>
      <text:p text:style-name="P4"><text:span text:style-name="T1"/></text:p>
      <text:p text:style-name="P6"><text:span text:style-name="T1">Le </text:span><text:span text:style-name="T2">travail proposé s'inscrit dans ce cadre et se donne pour objectifs </text:span><text:span text:style-name="T1">de visualiser des métriques, </text:span><text:span text:style-name="T3">graphiques ou spatiales, </text:span><text:span text:style-name="T1">permettant de mesurer l'adéquation d'un modèle à la réalité. </text:span><text:span text:style-name="T3">Plus généralement, cette chaîne de traitements s'inscrit dans la plateforme SIMPROCESS dédiée à la modélisation de données géographiques par l'intermédiaire du logiciel libre OpenMOLE (</text:span><text:a xlink:type="simple" xlink:href="http://www.openmole.org/"><text:span text:style-name="T3">http://www.openmole.org/</text:span></text:a><text:span text:style-name="T3">). Plus spécifiquement,</text:span><text:span text:style-name="T1"> </text:span><text:span text:style-name="T3">l</text:span><text:span text:style-name="T1">e modèle sur lequel on m'a proposé de travailler s'intéresse aux villes dans l'espace post-soviétique et consiste à </text:span><text:span text:style-name="T3">isoler des mécanismes qui pourraient expliquer la hiérarchisation du système de villes. MARIUS = "</text:span><text:span text:style-name="T1">Modélisation des agglomérations de Russie impériale et Union soviétique</text:span><text:span text:style-name="T3">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is </meta:initial-creator>
    <meta:creation-date>2013-07-03T15:36:59</meta:creation-date>
    <dc:date>2013-07-03T17:26:36</dc:date>
    <dc:creator>paris </dc:creator>
    <meta:editing-duration>PT1H26M51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5" meta:word-count="143" meta:character-count="1002" meta:non-whitespace-character-count="861"/>
  </office:meta>
</office:document-meta>
</file>